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8.00pt" fo:font-weight="normal" fo:font-family="Arial" style:font-family-asian="Arial" style:font-family-complex="Arial" fo:background-color="transparent" style:use-window-font-color="true"/>
    </style:style>
    <style:style style:name="T2"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8.00pt" fo:font-weight="normal" fo:font-family="Arial" style:font-family-asian="Arial" style:font-family-complex="Arial" fo:background-color="#ffffff" fo:color="#222222"/>
    </style:style>
    <style:style style:name="T4" style:family="text">
      <style:text-properties fo:font-size="8.00pt" fo:font-weight="normal" style:text-underline-mode="continuous" style:text-underline-type="single" style:text-underline-style="solid" style:text-underline-width="normal" fo:font-family="Arial" style:font-family-asian="Arial" style:font-family-complex="Arial" fo:background-color="#ffffff" fo:color="#0000ff"/>
    </style:style>
    <style:style style:name="T5" style:family="text">
      <style:text-properties fo:font-size="8.00pt" fo:font-weight="normal" fo:font-family="Arial" style:font-family-asian="Arial" style:font-family-complex="Arial" fo:background-color="#ffffff" fo:color="#222222"/>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8.00pt" fo:font-weight="bold" style:text-underline-mode="continuous" style:text-underline-type="single" style:text-underline-style="solid" style:text-underline-width="normal" fo:font-family="Arial" style:font-family-asian="Arial" style:font-family-complex="Arial" fo:background-color="transparent" fo:color="#222222"/>
    </style:style>
    <style:style style:name="T8" style:family="text">
      <style:text-properties fo:font-size="8.00pt" fo:font-weight="normal" fo:font-family="Arial" style:font-family-asian="Arial" style:font-family-complex="Arial" fo:background-color="transparent" fo:color="#222222"/>
    </style:style>
    <style:style style:name="T9" style:family="text">
      <style:text-properties fo:font-size="8.00pt" fo:font-weight="bold" style:text-underline-mode="continuous" style:text-underline-type="single" style:text-underline-style="solid" style:text-underline-width="normal" fo:font-family="Arial" style:font-family-asian="Arial" style:font-family-complex="Arial" fo:background-color="transparent" fo:color="#222222"/>
    </style:style>
    <style:style style:name="T10" style:family="text">
      <style:text-properties fo:font-size="8.00pt" fo:font-weight="normal" fo:font-family="Arial" style:font-family-asian="Arial" style:font-family-complex="Arial" fo:background-color="transparent" fo:color="#222222"/>
    </style:style>
    <style:style style:name="T11" style:family="text">
      <style:text-properties fo:font-size="8.00pt" fo:font-weight="bold" style:text-underline-mode="continuous" style:text-underline-type="single" style:text-underline-style="solid" style:text-underline-width="normal" fo:font-family="Arial" style:font-family-asian="Arial" style:font-family-complex="Arial" fo:background-color="transparent" fo:color="#222222"/>
    </style:style>
    <style:style style:name="T12" style:family="text">
      <style:text-properties fo:font-size="8.00pt" fo:font-weight="normal" fo:font-family="Arial" style:font-family-asian="Arial" style:font-family-complex="Arial" fo:background-color="transparent" fo:color="#222222"/>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 style:family="text">
      <style:text-properties fo:font-size="8.00pt" fo:font-weight="normal"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bottom="10.00pt"/>
    </style:style>
    <style:style style:name="P3" style:family="paragraph">
      <style:paragraph-properties fo:line-height="100.00%" fo:text-align="left" fo:margin-top="6.00pt" fo:margin-bottom="6.00pt"/>
    </style:style>
    <text:list-style style:name="L4">
      <text:list-level-style-bullet text:level="1" text:bullet-char="•">
        <style:list-level-properties text:space-before="36.00pt" text:min-label-width="18.00pt"/>
        <style:text-properties fo:font-family="Symbol"/>
      </text:list-level-style-bullet>
    </text:list-style>
    <style:style style:name="P4" style:family="paragraph">
      <style:paragraph-properties fo:line-height="100.00%" fo:text-align="left" fo:margin-left="-18.00pt" fo:text-indent="18.00pt" fo:margin-top="6.00pt" fo:margin-bottom="6.00pt"/>
    </style:style>
    <style:style style:name="P5" style:family="paragraph">
      <style:paragraph-properties fo:line-height="100.00%" fo:text-align="left" fo:margin-left="18.00pt" fo:text-indent="0.00pt" fo:margin-top="6.00pt" fo:margin-bottom="6.00pt"/>
    </style:style>
    <style:style style:name="P6" style:family="paragraph">
      <style:paragraph-properties fo:line-height="115.00%" fo:text-align="left" fo:margin-bottom="10.00pt"/>
    </style:style>
    <style:style style:name="P7" style:family="paragraph">
      <style:paragraph-properties fo:line-height="115.00%" fo:text-align="left" fo:margin-bottom="10.00pt"/>
    </style:style>
    <style:style style:name="P8" style:family="paragraph">
      <style:paragraph-properties fo:line-height="115.00%" fo:text-align="left" fo:margin-bottom="10.00pt"/>
    </style:style>
  </office:automatic-styles>
  <office:body>
    <office:text>
      <text:p text:style-name="P1"><text:span text:style-name="T1"/></text:p>
      <text:p text:style-name="P2"><text:span text:style-name="T2">Instrucciones</text:span></text:p>
      <text:p text:style-name="P3"><text:span text:style-name="T3">1-Para iniciar el juego Stop se debe ejecutar/abrir el archivo StopGameFinal.jar ya que es un archivo ejecutable desde plataformas como Windows,Linux, Mac.</text:span></text:p>
      <text:p text:style-name="P3"><text:span text:style-name="T3">Ayuda: En caso de no poder ejecutarlo se debe proceder a descargar Java(Java Runtime Environment) de la siguiente página.</text:span></text:p>
      <text:p text:style-name="P3"><text:a xlink:href="https://www.java.com/es/download/"><text:span text:style-name="T4">https://www.java.com/es/download/</text:span></text:a><text:span text:style-name="T5">.</text:span></text:p>
      <text:p text:style-name="P3"><text:span text:style-name="T5">Una vez instalado el java Runtime Enviroment se procede a realizar el paso numero 1.</text:span></text:p>
      <text:p text:style-name="P3"><text:span text:style-name="T5">2-Al comenzar el juego se mostrara la ventana de bienvenida<text:s text:c="2"/>y luego la de instrucciones, que detalla las mismas.</text:span></text:p>
      <text:list text:style-name="L4">
        <text:list-item>
          <text:p text:style-name="P4"><text:span text:style-name="T5">Para empezar a jugar se debe apretar el botón “Generar Letra”, el cual generará una letra con la que debe comenzar la palabra que se ingrese.</text:span></text:p>
        </text:list-item>
        <text:list-item>
          <text:p text:style-name="P4"><text:span text:style-name="T5">Al mismo instante se otorgará una pista (la cual podrá ser visualizada en una caja de texto en el margen derecho de la ventana).El jugador debe ingresar la respuesta en un campo de texto.</text:span></text:p>
        </text:list-item>
        <text:list-item>
          <text:p text:style-name="P4"><text:span text:style-name="T5">Se poseen 5 oportunidades (en todo el juego) y un puntaje de 5 puntos(por ronda)que irán disminuyendo a medida que se ingrese una palabra errónea.</text:span></text:p>
        </text:list-item>
        <text:list-item>
          <text:p text:style-name="P4"><text:span text:style-name="T5"><text:s/>35 segundos es lo que tendrá el jugador por ronda para acertar, al finalizar ese tiempo el juego terminará mostrando un cartel que dice “Game Over”</text:span></text:p>
        </text:list-item>
        <text:list-item>
          <text:p text:style-name="P4"><text:span text:style-name="T5">Una vez ingresada la palabra se debe proceder a apretar el botón “parar” para que se valide el ingreso.</text:span></text:p>
        </text:list-item>
        <text:list-item>
          <text:p text:style-name="P4"><text:span text:style-name="T5">Una vez terminada la ronda numero 5 se sumará el puntaje obtenido en cada ronda y se mostrará en pantalla el total obtenido. Si es igual o mayor a 12 se habilitara el botón para pasar al segundo nivel del juego, si el puntaje es menor a 12 el juego terminará.</text:span></text:p>
        </text:list-item>
      </text:list>
      <text:p text:style-name="P5"><text:span text:style-name="T6"/></text:p>
      <text:p text:style-name="P6"><text:span text:style-name="T7">Niveles</text:span></text:p>
      <text:p text:style-name="P6"><text:span text:style-name="T8">El juego consta de 2 niveles con 5 rondas en cada nivel.</text:span></text:p>
      <text:p text:style-name="P6"><text:span text:style-name="T9">Nivel 1</text:span></text:p>
      <text:p text:style-name="P6"><text:span text:style-name="T10">Temática Animales, las respuestas a los acertijos son nombres de diferentes animales.</text:span></text:p>
      <text:p text:style-name="P6"><text:span text:style-name="T11">Nivel 2</text:span></text:p>
      <text:p text:style-name="P6"><text:span text:style-name="T12">Temática Objetos, los acertijos y sus respuestas están dirigidos hacia el nombre de los mismos.</text:span></text:p>
      <text:p text:style-name="P6"><text:span text:style-name="T13"/></text:p>
      <text:p text:style-name="P7"><text:span text:style-name="T14">Reglas- Stop Game</text:span></text:p>
      <text:p text:style-name="P7"><text:span text:style-name="T15">Un solo jugador.</text:span></text:p>
      <text:p text:style-name="P8"><text:span text:style-name="T15">No se debe buscar la respuesta a los acertijos en libros,internet o afines.</text:span></text:p>
      <text:p text:style-name="P8"><text:span text:style-name="T16"/></text:p>
      <text:p text:style-name="P8"><text:span text:style-name="T1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